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end" fo:margin-right="0cm"/>
    </style:style>
    <style:style style:name="ce8" style:family="table-cell" style:parent-style-name="Default" style:data-style-name="N0">
      <style:table-cell-properties fo:border="thin solid #A6A6A6" style:vertical-align="middle" style:repeat-content="false"/>
      <style:paragraph-properties fo:text-align="center"/>
    </style:style>
    <style:style style:name="ce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1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1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12" style:family="table-cell" style:parent-style-name="Default" style:data-style-name="N0">
      <style:text-properties fo:color="#808080" fo:font-weight="bold" style:font-weight-asian="bold" style:font-weight-complex="bold"/>
    </style:style>
    <style:style style:name="ce13" style:family="table-cell" style:parent-style-name="Hiperv_237_nculo"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14" style:family="table-cell" style:parent-style-name="Porcentaje" style:data-style-name="N13">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5"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6"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17" style:family="table-cell" style:parent-style-name="Porcentaje" style:data-style-name="N13">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18" style:family="table-cell" style:parent-style-name="Porcentaje" style:data-style-name="N13">
      <style:table-cell-properties fo:border-top="2pt solid #D9D9D9" fo:border-bottom="2pt solid #D9D9D9" fo:border-left="none" fo:border-right="none" style:vertical-align="middle" fo:background-color="#DCE6F1" style:repeat-content="false"/>
      <style:paragraph-properties fo:text-align="center"/>
      <style:text-properties fo:color="#000000"/>
    </style:style>
    <style:style style:name="ce19" style:family="table-cell" style:parent-style-name="Porcentaje" style:data-style-name="N13">
      <style:table-cell-properties fo:border-top="2pt solid #D9D9D9" fo:border-bottom="2pt solid #D9D9D9" fo:border-left="none" fo:border-right="none" style:vertical-align="middle" fo:background-color="#EBF1DE" style:repeat-content="false"/>
      <style:paragraph-properties fo:text-align="center"/>
      <style:text-properties fo:color="#000000"/>
    </style:style>
    <style:style style:name="ce20" style:family="table-cell" style:parent-style-name="Porcentaje" style:data-style-name="N13">
      <style:table-cell-properties fo:border-top="2pt solid #D9D9D9" fo:border-bottom="2pt solid #D9D9D9" fo:border-left="none" fo:border-right="none" style:vertical-align="middle" fo:background-color="#E4DFEC" style:repeat-content="false"/>
      <style:paragraph-properties fo:text-align="center"/>
      <style:text-properties fo:color="#000000"/>
    </style:style>
    <style:style style:name="ce21"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22"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23" style:family="table-cell" style:parent-style-name="Porcentaje" style:data-style-name="N13">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24"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25" style:family="table-cell" style:parent-style-name="Default" style:data-style-name="N0">
      <style:table-cell-properties fo:border-top="2pt solid #D9D9D9" fo:border-bottom="2pt solid #D9D9D9" fo:border-left="thin solid #D9D9D9" fo:border-right="thin solid #D9D9D9" style:vertical-align="middle"/>
    </style:style>
    <style:style style:name="ce26"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27"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28"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style:style>
    <style:style style:name="ce29" style:family="table-cell" style:parent-style-name="Default" style:data-style-name="N0">
      <style:table-cell-properties style:vertical-align="top"/>
      <style:text-properties fo:color="#000000" fo:font-size="10pt" style:font-size-asian="10pt" style:font-size-complex="10pt"/>
    </style:style>
    <style:style style:name="ce30"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32" style:family="table-cell" style:parent-style-name="Default" style:data-style-name="N0">
      <style:text-properties fo:color="#000000" fo:font-size="20pt" style:font-size-asian="20pt" style:font-size-complex="20pt"/>
    </style:style>
    <style:style style:name="ce33"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34"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35" style:family="table-cell" style:parent-style-name="Default" style:data-style-name="N0">
      <style:table-cell-properties style:vertical-align="top" style:repeat-content="false"/>
      <style:paragraph-properties fo:text-align="start" fo:margin-left="0cm"/>
      <style:text-properties fo:color="#000000" fo:font-size="10pt" style:font-size-asian="10pt" style:font-size-complex="10pt"/>
    </style:style>
    <style:style style:name="ce36" style:family="table-cell" style:parent-style-name="Default" style:data-style-name="N0">
      <style:table-cell-properties style:vertical-align="top"/>
      <style:text-properties fo:color="#808080"/>
    </style:style>
    <style:style style:name="ce37" style:family="table-cell" style:parent-style-name="Hiperv_237_nculo"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38" style:family="table-cell" style:parent-style-name="Default" style:data-style-name="N0">
      <style:table-cell-properties style:vertical-align="top" fo:wrap-option="wrap"/>
    </style:style>
    <style:style style:name="ce39" style:family="table-cell" style:parent-style-name="zTextoOculto" style:data-style-name="N0">
      <style:table-cell-properties style:vertical-align="automatic" fo:background-color="transparent" style:cell-protect="protected"/>
      <style:text-properties fo:color="#FFFFFF"/>
    </style:style>
    <style:style style:name="ce40" style:family="table-cell" style:parent-style-name="zTextoOculto" style:data-style-name="N0">
      <style:table-cell-properties style:vertical-align="automatic" fo:wrap-option="wrap" fo:background-color="transparent" style:cell-protect="protected"/>
      <style:text-properties fo:color="#FFFFFF"/>
    </style:style>
    <style:style style:name="ce41" style:family="table-cell" style:parent-style-name="Default" style:data-style-name="N0">
      <style:table-cell-properties style:vertical-align="automatic" style:repeat-content="false"/>
      <style:paragraph-properties fo:text-align="center"/>
      <style:text-properties fo:color="#FFFFFF"/>
    </style:style>
    <style:style style:name="ce42" style:family="table-cell" style:parent-style-name="Default" style:data-style-name="N0">
      <style:table-cell-properties style:vertical-align="automatic" fo:wrap-option="wrap"/>
    </style:style>
    <style:style style:name="ce43" style:family="table-cell" style:parent-style-name="T_237_tulo"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4" style:family="table-cell" style:parent-style-name="Encabezado_32_1" style:data-style-name="N0">
      <style:text-properties fo:font-size="14pt" style:font-size-asian="14pt" style:font-size-complex="14pt"/>
    </style:style>
    <style:style style:name="ce45" style:family="table-cell" style:parent-style-name="Nombre" style:data-style-name="N0">
      <style:table-cell-properties fo:border-top="2pt solid #D9D9D9" fo:border-bottom="2pt solid #D9D9D9" fo:border-left="none" fo:border-right="none" style:vertical-align="middle" fo:background-color="#B8CCE4" style:cell-protect="protected" style:repeat-content="false"/>
      <style:paragraph-properties fo:text-align="center"/>
    </style:style>
    <style:style style:name="ce46" style:family="table-cell" style:parent-style-name="Nombre" style:data-style-name="N0">
      <style:table-cell-properties fo:border-top="2pt solid #D9D9D9" fo:border-bottom="2pt solid #D9D9D9" fo:border-left="none" fo:border-right="none" style:vertical-align="middle" style:cell-protect="protected" style:repeat-content="false"/>
      <style:paragraph-properties fo:text-align="center"/>
    </style:style>
    <style:style style:name="ce47" style:family="table-cell" style:parent-style-name="Tarea" style:data-style-name="N0">
      <style:table-cell-properties fo:border-top="2pt solid #D9D9D9" fo:border-bottom="2pt solid #D9D9D9" fo:border-left="none" fo:border-right="none" style:vertical-align="middle" fo:background-color="#EBF1DE" style:cell-protect="protected" style:repeat-content="false"/>
      <style:paragraph-properties fo:text-align="start" fo:margin-left="0.706cm"/>
    </style:style>
    <style:style style:name="ce48" style:family="table-cell" style:parent-style-name="Tarea" style:data-style-name="N0">
      <style:table-cell-properties fo:border-top="2pt solid #D9D9D9" fo:border-bottom="2pt solid #D9D9D9" fo:border-left="none" fo:border-right="none" style:vertical-align="middle" fo:background-color="#E4DFEC" style:cell-protect="protected" style:repeat-content="false"/>
      <style:paragraph-properties fo:text-align="start" fo:margin-left="0.706cm"/>
    </style:style>
    <style:style style:name="ce49" style:family="table-cell" style:parent-style-name="Tarea" style:data-style-name="N0">
      <style:table-cell-properties fo:border-top="2pt solid #D9D9D9" fo:border-bottom="2pt solid #D9D9D9" fo:border-left="none" fo:border-right="none" style:vertical-align="middle" style:cell-protect="protected" style:repeat-content="false"/>
      <style:paragraph-properties fo:text-align="start" fo:margin-left="0.706cm"/>
    </style:style>
    <style:style style:name="ce50" style:family="table-cell" style:parent-style-name="Default" style:data-style-name="N0">
      <style:table-cell-properties fo:border-top="none" fo:border-bottom="thin solid #A6A6A6" fo:border-left="none" fo:border-right="none"/>
    </style:style>
    <style:style style:name="ce51" style:family="table-cell" style:parent-style-name="Default" style:data-style-name="N0">
      <style:text-properties fo:color="#000000" fo:font-weight="bold" style:font-weight-asian="bold" style:font-weight-complex="bold"/>
    </style:style>
    <style:style style:name="ce52" style:family="table-cell" style:parent-style-name="Hiperv_237_nculo" style:data-style-name="N0">
      <style:text-properties fo:color="#000000" style:font-name="Arial" style:font-name-asian="Arial" style:font-name-complex="Arial" fo:font-size="10pt" style:font-size-asian="10pt" style:font-size-complex="10pt" style:text-underline-style="none" style:text-underline-type="none"/>
    </style:style>
    <style:style style:name="ce53" style:family="table-cell" style:parent-style-name="Default" style:data-style-name="N0">
      <style:table-cell-properties style:vertical-align="top"/>
      <style:text-properties fo:color="#000000"/>
    </style:style>
    <style:style style:name="ce54" style:family="table-cell" style:parent-style-name="Default" style:data-style-name="N40">
      <style:table-cell-properties fo:border-top="2pt solid #D9D9D9" fo:border-bottom="2pt solid #D9D9D9" fo:border-left="none" fo:border-right="none" style:vertical-align="middle" fo:background-color="#B8CCE4" style:repeat-content="false"/>
      <style:paragraph-properties fo:text-align="center"/>
    </style:style>
    <style:style style:name="ce55" style:family="table-cell" style:parent-style-name="Default" style:data-style-name="N40">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56" style:family="table-cell" style:parent-style-name="Fecha" style:data-style-name="N40">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57" style:family="table-cell" style:parent-style-name="Default" style:data-style-name="N40">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58" style:family="table-cell" style:parent-style-name="Default" style:data-style-name="N40">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59" style:family="table-cell" style:parent-style-name="Default" style:data-style-name="N41">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style>
    <style:style style:name="ce60" style:family="table-cell" style:parent-style-name="Default" style:data-style-name="N41">
      <style:table-cell-properties style:vertical-align="middle" fo:background-color="#D9D9D9" style:repeat-content="false"/>
      <style:paragraph-properties fo:text-align="center"/>
      <style:text-properties fo:color="#000000" fo:font-size="9pt" style:font-size-asian="9pt" style:font-size-complex="9pt"/>
    </style:style>
    <style:style style:name="ce61" style:family="table-cell" style:parent-style-name="Default" style:data-style-name="N41">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style>
    <style:style style:name="ce62" style:family="table-cell" style:parent-style-name="Fecha" style:data-style-name="N40">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63" style:family="table-cell" style:parent-style-name="Fecha" style:data-style-name="N40">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64" style:family="table-cell" style:parent-style-name="Fecha" style:data-style-name="N40">
      <style:table-cell-properties fo:border-top="2pt solid #D9D9D9" fo:border-bottom="2pt solid #D9D9D9" fo:border-left="none" fo:border-right="none" style:vertical-align="middle" style:cell-protect="protected" style:repeat-content="false"/>
      <style:paragraph-properties fo:text-align="center"/>
    </style:style>
    <style:style style:name="ce65" style:family="table-cell" style:parent-style-name="T_237_tulo_32_3" style:data-style-name="N0">
      <style:table-cell-properties style:vertical-align="automatic" style:repeat-content="false"/>
      <style:paragraph-properties fo:text-align="end" fo:margin-right="0.353cm"/>
    </style:style>
    <style:style style:name="ce66" style:family="table-cell" style:parent-style-name="T_237_tulo_32_3" style:data-style-name="N0">
      <style:table-cell-properties fo:border-top="none" fo:border-bottom="none" fo:border-left="none" fo:border-right="thin solid #A6A6A6" style:vertical-align="automatic" style:repeat-content="false"/>
      <style:paragraph-properties fo:text-align="end" fo:margin-right="0.353cm"/>
    </style:style>
    <style:style style:name="ce67" style:family="table-cell" style:parent-style-name="Default" style:data-style-name="N39">
      <style:table-cell-properties fo:border-top="thin solid #A6A6A6" fo:border-bottom="none" fo:border-left="thin solid #A6A6A6" fo:border-right="none" style:vertical-align="middle" fo:wrap-option="wrap" fo:background-color="#D9D9D9" style:repeat-content="false"/>
      <style:paragraph-properties fo:text-align="start" fo:margin-left="0.353cm"/>
    </style:style>
    <style:style style:name="ce68" style:family="table-cell" style:parent-style-name="Default" style:data-style-name="N39">
      <style:table-cell-properties fo:border-top="thin solid #A6A6A6" fo:border-bottom="none" fo:border-left="none" fo:border-right="none" style:vertical-align="middle" fo:wrap-option="wrap" fo:background-color="#D9D9D9" style:repeat-content="false"/>
      <style:paragraph-properties fo:text-align="start" fo:margin-left="0.353cm"/>
    </style:style>
    <style:style style:name="ce69" style:family="table-cell" style:parent-style-name="Default" style:data-style-name="N39">
      <style:table-cell-properties fo:border-top="thin solid #A6A6A6" fo:border-bottom="none" fo:border-left="none" fo:border-right="thin solid #A6A6A6" style:vertical-align="middle" fo:wrap-option="wrap" fo:background-color="#D9D9D9" style:repeat-content="false"/>
      <style:paragraph-properties fo:text-align="start" fo:margin-left="0.353cm"/>
    </style:style>
    <style:style style:name="ce70" style:family="table-cell" style:parent-style-name="Inicio_32_del_32_proyecto" style:data-style-name="N38">
      <style:table-cell-properties fo:border="thin solid #A6A6A6" style:vertical-align="middle" fo:background-color="transparent" style:cell-protect="protected" style:repeat-content="false"/>
      <style:paragraph-properties fo:text-align="center"/>
    </style:style>
    <style:style style:name="ce71" style:family="table-cell" style:parent-style-name="Actividad" style:data-style-name="N0">
      <style:table-cell-properties style:vertical-align="automatic" fo:wrap-option="wrap" fo:background-color="#DCE6F1" style:repeat-content="false"/>
      <style:paragraph-properties fo:text-align="start" fo:margin-left="0cm"/>
      <style:text-properties fo:color="#404040" fo:font-size="11pt" style:font-size-asian="11pt" style:font-size-complex="11pt" fo:font-weight="normal" style:font-weight-asian="normal" style:font-weight-complex="normal"/>
    </style:style>
    <style:style style:name="ce72"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73" style:family="table-cell" style:parent-style-name="Nombre" style:data-style-name="N0">
      <style:table-cell-properties fo:border-top="2pt solid #D9D9D9" fo:border-bottom="2pt solid #D9D9D9" fo:border-left="none" fo:border-right="none" style:vertical-align="middle" fo:wrap-option="wrap" fo:background-color="#DCE6F1" style:cell-protect="protected" style:repeat-content="false"/>
      <style:paragraph-properties fo:text-align="center"/>
    </style:style>
    <style:style style:name="ce74" style:family="table-cell" style:parent-style-name="Nombre" style:data-style-name="N0">
      <style:table-cell-properties fo:border-top="2pt solid #D9D9D9" fo:border-bottom="2pt solid #D9D9D9" fo:border-left="none" fo:border-right="none" style:vertical-align="middle" fo:wrap-option="wrap" fo:background-color="#EBF1DE" style:cell-protect="protected" style:repeat-content="false"/>
      <style:paragraph-properties fo:text-align="center"/>
    </style:style>
    <style:style style:name="ce75" style:family="table-cell" style:parent-style-name="Nombre" style:data-style-name="N0">
      <style:table-cell-properties fo:border-top="2pt solid #D9D9D9" fo:border-bottom="2pt solid #D9D9D9" fo:border-left="none" fo:border-right="none" style:vertical-align="middle" fo:wrap-option="wrap" fo:background-color="#E4DFEC" style:cell-protect="protected" style:repeat-content="false"/>
      <style:paragraph-properties fo:text-align="center"/>
    </style:style>
    <style:style style:name="ce76" style:family="table-cell" style:parent-style-name="T_237_tulo_32_2" style:data-style-name="N19">
      <style:table-cell-properties style:vertical-align="top"/>
      <style:text-properties fo:color="#FFFFFF" fo:font-size="14pt" style:font-size-asian="14pt" style:font-size-complex="14pt"/>
    </style:style>
    <style:style style:name="co1" style:family="table-column">
      <style:table-column-properties fo:break-before="auto" style:column-width="0.508cm"/>
    </style:style>
    <style:style style:name="co2" style:family="table-column">
      <style:table-column-properties fo:break-before="auto" style:column-width="4.65666666666667cm"/>
    </style:style>
    <style:style style:name="co3" style:family="table-column">
      <style:table-column-properties fo:break-before="auto" style:column-width="6.64633333333333cm"/>
    </style:style>
    <style:style style:name="co4" style:family="table-column">
      <style:table-column-properties fo:break-before="auto" style:column-width="2.032cm"/>
    </style:style>
    <style:style style:name="co5" style:family="table-column">
      <style:table-column-properties fo:break-before="auto" style:column-width="1.98966666666667cm"/>
    </style:style>
    <style:style style:name="co6" style:family="table-column">
      <style:table-column-properties fo:break-before="auto" style:column-width="1.79916666666667cm"/>
    </style:style>
    <style:style style:name="co7" style:family="table-column">
      <style:table-column-properties fo:break-before="auto" style:column-width="0.635cm"/>
    </style:style>
    <style:style style:name="co8" style:family="table-column">
      <style:table-column-properties fo:break-before="auto" style:column-width="1.73566666666667cm"/>
    </style:style>
    <style:style style:name="co9" style:family="table-column">
      <style:table-column-properties fo:break-before="auto" style:column-width="1.9685cm"/>
    </style:style>
    <style:style style:name="co10" style:family="table-column">
      <style:table-column-properties fo:break-before="auto" style:column-width="16.5946666666667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60.6pt" style:use-optimal-row-height="false" fo:break-before="auto"/>
    </style:style>
    <style:style style:name="ro4" style:family="table-row">
      <style:table-row-properties style:row-height="46.8pt" style:use-optimal-row-height="false" fo:break-before="auto"/>
    </style:style>
    <style:style style:name="ro5" style:family="table-row">
      <style:table-row-properties style:row-height="24pt" style:use-optimal-row-height="false" fo:break-before="auto"/>
    </style:style>
    <style:style style:name="ro6" style:family="table-row">
      <style:table-row-properties style:row-height="19.8pt" style:use-optimal-row-height="false" fo:break-before="auto"/>
    </style:style>
    <style:style style:name="ro7" style:family="table-row">
      <style:table-row-properties style:row-height="46.5pt" style:use-optimal-row-height="false" fo:break-before="auto"/>
    </style:style>
    <style:style style:name="ro8" style:family="table-row">
      <style:table-row-properties style:row-height="15.6pt" style:use-optimal-row-height="true" fo:break-before="auto"/>
    </style:style>
    <style:style style:name="ro9" style:family="table-row">
      <style:table-row-properties style:row-height="27pt" style:use-optimal-row-height="false" fo:break-before="auto"/>
    </style:style>
    <style:style style:name="ro10" style:family="table-row">
      <style:table-row-properties style:row-height="25.8pt" style:use-optimal-row-height="true" fo:break-before="auto"/>
    </style:style>
    <style:style style:name="ro11" style:family="table-row">
      <style:table-row-properties style:row-height="74.1pt" style:use-optimal-row-height="false" fo:break-before="auto"/>
    </style:style>
    <style:style style:name="ro12" style:family="table-row">
      <style:table-row-properties style:row-height="26.25pt" style:use-optimal-row-height="false" fo:break-before="auto"/>
    </style:style>
    <style:style style:name="ro13" style:family="table-row">
      <style:table-row-properties style:row-height="215.25pt" style:use-optimal-row-height="false" fo:break-before="auto"/>
    </style:style>
    <style:style style:name="ro14" style:family="table-row">
      <style:table-row-properties style:row-height="57.6pt" style:use-optimal-row-height="true" fo:break-before="auto"/>
    </style:style>
    <style:style style:name="ro15" style:family="table-row">
      <style:table-row-properties style:row-height="27.9pt" style:use-optimal-row-height="false" fo:break-before="auto"/>
    </style:style>
    <style:style style:name="ro16" style:family="table-row">
      <style:table-row-properties style:row-height="28.8pt" style:use-optimal-row-height="true" fo:break-before="auto"/>
    </style:style>
    <style:style style:name="ro17" style:family="table-row">
      <style:table-row-properties style:row-height="96.75pt" style:use-optimal-row-height="false" fo:break-before="auto"/>
    </style:style>
    <style:style style:name="ro18" style:family="table-row">
      <style:table-row-properties style:row-height="86.4pt" style:use-optimal-row-height="true" fo:break-before="auto"/>
    </style:style>
    <style:style style:name="ro19"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77" style:family="table-cell" style:parent-style-name="Default" style:data-style-name="N41">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78" style:family="table-cell" style:parent-style-name="Default" style:data-style-name="N41">
      <style:table-cell-properties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79" style:family="table-cell" style:parent-style-name="Default" style:data-style-name="N41">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ctSchedule.I5"/>
    </style:style>
    <style:style style:name="ce80"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rojectSchedule.I5"/>
    </style:style>
    <style:style style:name="ce81"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name="ce82"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name="ce83"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ctSchedule.I7"/>
      <style:map style:condition="of:is-true-formula(AND($$task_end&gt;=[.I$5];$$task_start&lt;[.J$5]))" style:apply-style-name="cf3" style:base-cell-address="ProjectSchedule.I7"/>
      <style:map style:condition="of:is-true-formula(AND(TODAY()&gt;=[.I$5];TODAY()&lt;[.J$5]))" style:apply-style-name="cf1" style:base-cell-address="ProjectSchedule.I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Mostrar semana" table:display="true">
            <text:p>Al cambiar este número, se desplazará la vista del diagrama de Gantt.</text:p>
          </table:help-message>
          <table:error-message/>
        </table:content-validation>
      </table:content-validations>
      <table:table table:name="ProjectSchedule" table:style-name="ta1">
        <table:table-column table:style-name="co1" table:default-cell-style-name="ce39"/>
        <table:table-column table:style-name="co2" table:default-cell-style-name="ce1"/>
        <table:table-column table:style-name="co3" table:default-cell-style-name="ce1"/>
        <table:table-column table:style-name="co4" table:default-cell-style-name="ce1"/>
        <table:table-column table:style-name="co5" table:default-cell-style-name="ce6"/>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40">
            <text:p>Cree una programación para un proyecto en esta hoja de cálculo.</text:p>
            <text:p>Escriba el título de este proyecto en la celda B1.<text:s/></text:p>
            <text:p>Para obtener información sobre cómo usar esta hoja de cálculo, incluidas las instrucciones para lectores de pantalla y el nombre del autor de este libro, vea la hoja de cálculo Información.</text:p>
            <text:p>Desplácese hacia abajo por la columna A para escuchar más instrucciones.</text:p>
          </table:table-cell>
          <table:table-cell office:value-type="string" table:style-name="ce43">
            <text:p>Etapa de Modelado de Negocio y Requisitos</text:p>
          </table:table-cell>
          <table:table-cell table:style-name="ce2"/>
          <table:table-cell table:style-name="ce3"/>
          <table:table-cell table:style-name="ce5"/>
          <table:table-cell table:style-name="ce28"/>
          <table:table-cell table:style-name="ce1"/>
          <table:table-cell table:style-name="ce3"/>
          <table:table-cell table:style-name="ce51"/>
          <table:table-cell table:number-columns-repeated="16375" table:style-name="ce1"/>
        </table:table-row>
        <table:table-row table:style-name="ro1">
          <table:table-cell office:value-type="string" table:style-name="ce39">
            <text:p>Escriba el nombre de la compañía en la celda B2.</text:p>
          </table:table-cell>
          <table:table-cell table:style-name="ce44"/>
          <table:table-cell table:number-columns-repeated="2" table:style-name="ce1"/>
          <table:table-cell table:style-name="ce6"/>
          <table:table-cell table:number-columns-repeated="3" table:style-name="ce1"/>
          <table:table-cell table:style-name="ce52"/>
          <table:table-cell table:number-columns-repeated="16375" table:style-name="ce1"/>
        </table:table-row>
        <table:table-row table:style-name="ro1">
          <table:table-cell office:value-type="string" table:style-name="ce39">
            <text:p>Escriba el nombre del responsable del proyecto en la celda B3. Escriba la fecha de comienzo del proyecto en la celda E3. Inicio del proyecto: la etiqueta se encuentra en la celda C3.</text:p>
          </table:table-cell>
          <table:table-cell office:value-type="date" office:date-value="2023-07-06T00:00:00" table:style-name="ce76">
            <text:p>06/07/2023</text:p>
          </table:table-cell>
          <table:table-cell office:value-type="string" table:number-columns-spanned="2" table:number-rows-spanned="1" table:style-name="ce66">
            <text:p>Inicio del proyecto:</text:p>
          </table:table-cell>
          <table:covered-table-cell/>
          <table:table-cell office:value-type="date" office:date-value="2023-07-06T00:00:00" table:formula="of:=[.B3]" table:number-columns-spanned="2" table:number-rows-spanned="1" table:style-name="ce70">
            <text:p>ju, 7/6/2023</text:p>
          </table:table-cell>
          <table:covered-table-cell/>
          <table:table-cell table:number-columns-repeated="16378" table:style-name="ce1"/>
        </table:table-row>
        <table:table-row table:style-name="ro1">
          <table:table-cell office:value-type="string" table:style-name="ce40">
            <text:p>La semana que se muestra en la celda E4 representa la semana inicial para mostrar en la programación del proyecto en la celda I4. La fecha de inicio del proyecto se considera la semana 1. Para cambiar semana que se muestra, simplemente escriba un número de semana nuevo en la celda E4.</text:p>
            <text:p>La fecha de inicio de cada semana, comenzando por la semana mostrada en la celda E4, comienza en la celda I4 y se calcula automáticamente. Hay 8 semanas representadas en esta vista desde la celda I4 hasta la celda BF4.</text:p>
            <text:p>No debería modificar estas celdas.</text:p>
            <text:p>La etiqueta de la semana para mostrar se encuentra en la celda C4.</text:p>
          </table:table-cell>
          <table:table-cell table:style-name="ce1"/>
          <table:table-cell office:value-type="string" table:number-columns-spanned="2" table:number-rows-spanned="1" table:style-name="ce66">
            <text:p>Semana para mostrar:</text:p>
          </table:table-cell>
          <table:covered-table-cell/>
          <table:table-cell office:value-type="float" office:value="1" table:content-validation-name="val1" table:style-name="ce8">
            <text:p>1</text:p>
          </table:table-cell>
          <table:table-cell table:number-columns-repeated="3" table:style-name="ce1"/>
          <table:table-cell office:value-type="date" office:date-value="2023-07-03T00:00:00" table:formula="of:=[.I5]" table:number-columns-spanned="7" table:number-rows-spanned="1" table:style-name="ce72">
            <text:p>3 de julio de 2023</text:p>
          </table:table-cell>
          <table:covered-table-cell table:number-columns-repeated="6"/>
          <table:table-cell office:value-type="date" office:date-value="2023-07-10T00:00:00" table:formula="of:=[.P5]" table:number-columns-spanned="7" table:number-rows-spanned="1" table:style-name="ce72">
            <text:p>10 de julio de 2023</text:p>
          </table:table-cell>
          <table:covered-table-cell table:number-columns-repeated="6"/>
          <table:table-cell office:value-type="date" office:date-value="2023-07-17T00:00:00" table:formula="of:=[.W5]" table:number-columns-spanned="7" table:number-rows-spanned="1" table:style-name="ce72">
            <text:p>17 de julio de 2023</text:p>
          </table:table-cell>
          <table:covered-table-cell table:number-columns-repeated="6"/>
          <table:table-cell office:value-type="date" office:date-value="2023-07-24T00:00:00" table:formula="of:=[.AD5]" table:number-columns-spanned="7" table:number-rows-spanned="1" table:style-name="ce72">
            <text:p>24 de julio de 2023</text:p>
          </table:table-cell>
          <table:covered-table-cell table:number-columns-repeated="6"/>
          <table:table-cell office:value-type="date" office:date-value="2023-07-31T00:00:00" table:formula="of:=[.AK5]" table:number-columns-spanned="7" table:number-rows-spanned="1" table:style-name="ce72">
            <text:p>31 de julio de 2023</text:p>
          </table:table-cell>
          <table:covered-table-cell table:number-columns-repeated="6"/>
          <table:table-cell office:value-type="date" office:date-value="2023-08-07T00:00:00" table:formula="of:=[.AR5]" table:number-columns-spanned="7" table:number-rows-spanned="1" table:style-name="ce72">
            <text:p>7 de agosto de 2023</text:p>
          </table:table-cell>
          <table:covered-table-cell table:number-columns-repeated="6"/>
          <table:table-cell office:value-type="date" office:date-value="2023-08-14T00:00:00" table:formula="of:=[.AY5]" table:number-columns-spanned="7" table:number-rows-spanned="1" table:style-name="ce72">
            <text:p>14 de agosto de 2023</text:p>
          </table:table-cell>
          <table:covered-table-cell table:number-columns-repeated="6"/>
          <table:table-cell office:value-type="date" office:date-value="2023-08-21T00:00:00" table:formula="of:=[.BF5]" table:number-columns-spanned="7" table:number-rows-spanned="1" table:style-name="ce72">
            <text:p>21 de agosto de 2023</text:p>
          </table:table-cell>
          <table:covered-table-cell table:number-columns-repeated="6"/>
          <table:table-cell table:number-columns-repeated="16320"/>
        </table:table-row>
        <table:table-row table:style-name="ro2">
          <table:table-cell office:value-type="string" table:style-name="ce40">
            <text:p>Las celdas I5 a BL5 contienen el número de días de la semana representado en el bloque de celdas encima de cada celda de fecha y se calculan automáticamente.</text:p>
            <text:p>No debería modificar estas celdas.</text:p>
            <text:p>La fecha actual está rodeada con una línea roja (hex. AD3815) desde la fecha actual en la fila 5 hasta toda la columna de fechas y el fin de la programación del proyecto.</text:p>
          </table:table-cell>
          <table:table-cell table:number-columns-repeated="6" table:style-name="ce50"/>
          <table:table-cell table:style-name="ce1"/>
          <table:table-cell office:value-type="date" office:date-value="2023-07-03T00:00:00" table:formula="of:=$$Inicio_del_proyecto-WEEKDAY($$Inicio_del_proyecto;1)+2+7*($$Semana_para_mostrar-1)" table:style-name="ce77">
            <text:p>3</text:p>
          </table:table-cell>
          <table:table-cell office:value-type="date" office:date-value="2023-07-04T00:00:00" table:formula="of:=[.I5]+1" table:style-name="ce78">
            <text:p>4</text:p>
          </table:table-cell>
          <table:table-cell office:value-type="date" office:date-value="2023-07-05T00:00:00" table:formula="of:=[.J5]+1" table:style-name="ce78">
            <text:p>5</text:p>
          </table:table-cell>
          <table:table-cell office:value-type="date" office:date-value="2023-07-06T00:00:00" table:formula="of:=[.K5]+1" table:style-name="ce78">
            <text:p>6</text:p>
          </table:table-cell>
          <table:table-cell office:value-type="date" office:date-value="2023-07-07T00:00:00" table:formula="of:=[.L5]+1" table:style-name="ce78">
            <text:p>7</text:p>
          </table:table-cell>
          <table:table-cell office:value-type="date" office:date-value="2023-07-08T00:00:00" table:formula="of:=[.M5]+1" table:style-name="ce78">
            <text:p>8</text:p>
          </table:table-cell>
          <table:table-cell office:value-type="date" office:date-value="2023-07-09T00:00:00" table:formula="of:=[.N5]+1" table:style-name="ce79">
            <text:p>9</text:p>
          </table:table-cell>
          <table:table-cell office:value-type="date" office:date-value="2023-07-10T00:00:00" table:formula="of:=[.O5]+1" table:style-name="ce77">
            <text:p>10</text:p>
          </table:table-cell>
          <table:table-cell office:value-type="date" office:date-value="2023-07-11T00:00:00" table:formula="of:=[.P5]+1" table:style-name="ce78">
            <text:p>11</text:p>
          </table:table-cell>
          <table:table-cell office:value-type="date" office:date-value="2023-07-12T00:00:00" table:formula="of:=[.Q5]+1" table:style-name="ce78">
            <text:p>12</text:p>
          </table:table-cell>
          <table:table-cell office:value-type="date" office:date-value="2023-07-13T00:00:00" table:formula="of:=[.R5]+1" table:style-name="ce78">
            <text:p>13</text:p>
          </table:table-cell>
          <table:table-cell office:value-type="date" office:date-value="2023-07-14T00:00:00" table:formula="of:=[.S5]+1" table:style-name="ce78">
            <text:p>14</text:p>
          </table:table-cell>
          <table:table-cell office:value-type="date" office:date-value="2023-07-15T00:00:00" table:formula="of:=[.T5]+1" table:style-name="ce78">
            <text:p>15</text:p>
          </table:table-cell>
          <table:table-cell office:value-type="date" office:date-value="2023-07-16T00:00:00" table:formula="of:=[.U5]+1" table:style-name="ce79">
            <text:p>16</text:p>
          </table:table-cell>
          <table:table-cell office:value-type="date" office:date-value="2023-07-17T00:00:00" table:formula="of:=[.V5]+1" table:style-name="ce77">
            <text:p>17</text:p>
          </table:table-cell>
          <table:table-cell office:value-type="date" office:date-value="2023-07-18T00:00:00" table:formula="of:=[.W5]+1" table:style-name="ce78">
            <text:p>18</text:p>
          </table:table-cell>
          <table:table-cell office:value-type="date" office:date-value="2023-07-19T00:00:00" table:formula="of:=[.X5]+1" table:style-name="ce78">
            <text:p>19</text:p>
          </table:table-cell>
          <table:table-cell office:value-type="date" office:date-value="2023-07-20T00:00:00" table:formula="of:=[.Y5]+1" table:style-name="ce78">
            <text:p>20</text:p>
          </table:table-cell>
          <table:table-cell office:value-type="date" office:date-value="2023-07-21T00:00:00" table:formula="of:=[.Z5]+1" table:style-name="ce78">
            <text:p>21</text:p>
          </table:table-cell>
          <table:table-cell office:value-type="date" office:date-value="2023-07-22T00:00:00" table:formula="of:=[.AA5]+1" table:style-name="ce78">
            <text:p>22</text:p>
          </table:table-cell>
          <table:table-cell office:value-type="date" office:date-value="2023-07-23T00:00:00" table:formula="of:=[.AB5]+1" table:style-name="ce79">
            <text:p>23</text:p>
          </table:table-cell>
          <table:table-cell office:value-type="date" office:date-value="2023-07-24T00:00:00" table:formula="of:=[.AC5]+1" table:style-name="ce77">
            <text:p>24</text:p>
          </table:table-cell>
          <table:table-cell office:value-type="date" office:date-value="2023-07-25T00:00:00" table:formula="of:=[.AD5]+1" table:style-name="ce78">
            <text:p>25</text:p>
          </table:table-cell>
          <table:table-cell office:value-type="date" office:date-value="2023-07-26T00:00:00" table:formula="of:=[.AE5]+1" table:style-name="ce78">
            <text:p>26</text:p>
          </table:table-cell>
          <table:table-cell office:value-type="date" office:date-value="2023-07-27T00:00:00" table:formula="of:=[.AF5]+1" table:style-name="ce78">
            <text:p>27</text:p>
          </table:table-cell>
          <table:table-cell office:value-type="date" office:date-value="2023-07-28T00:00:00" table:formula="of:=[.AG5]+1" table:style-name="ce78">
            <text:p>28</text:p>
          </table:table-cell>
          <table:table-cell office:value-type="date" office:date-value="2023-07-29T00:00:00" table:formula="of:=[.AH5]+1" table:style-name="ce78">
            <text:p>29</text:p>
          </table:table-cell>
          <table:table-cell office:value-type="date" office:date-value="2023-07-30T00:00:00" table:formula="of:=[.AI5]+1" table:style-name="ce79">
            <text:p>30</text:p>
          </table:table-cell>
          <table:table-cell office:value-type="date" office:date-value="2023-07-31T00:00:00" table:formula="of:=[.AJ5]+1" table:style-name="ce77">
            <text:p>31</text:p>
          </table:table-cell>
          <table:table-cell office:value-type="date" office:date-value="2023-08-01T00:00:00" table:formula="of:=[.AK5]+1" table:style-name="ce78">
            <text:p>1</text:p>
          </table:table-cell>
          <table:table-cell office:value-type="date" office:date-value="2023-08-02T00:00:00" table:formula="of:=[.AL5]+1" table:style-name="ce78">
            <text:p>2</text:p>
          </table:table-cell>
          <table:table-cell office:value-type="date" office:date-value="2023-08-03T00:00:00" table:formula="of:=[.AM5]+1" table:style-name="ce78">
            <text:p>3</text:p>
          </table:table-cell>
          <table:table-cell office:value-type="date" office:date-value="2023-08-04T00:00:00" table:formula="of:=[.AN5]+1" table:style-name="ce78">
            <text:p>4</text:p>
          </table:table-cell>
          <table:table-cell office:value-type="date" office:date-value="2023-08-05T00:00:00" table:formula="of:=[.AO5]+1" table:style-name="ce78">
            <text:p>5</text:p>
          </table:table-cell>
          <table:table-cell office:value-type="date" office:date-value="2023-08-06T00:00:00" table:formula="of:=[.AP5]+1" table:style-name="ce79">
            <text:p>6</text:p>
          </table:table-cell>
          <table:table-cell office:value-type="date" office:date-value="2023-08-07T00:00:00" table:formula="of:=[.AQ5]+1" table:style-name="ce77">
            <text:p>7</text:p>
          </table:table-cell>
          <table:table-cell office:value-type="date" office:date-value="2023-08-08T00:00:00" table:formula="of:=[.AR5]+1" table:style-name="ce78">
            <text:p>8</text:p>
          </table:table-cell>
          <table:table-cell office:value-type="date" office:date-value="2023-08-09T00:00:00" table:formula="of:=[.AS5]+1" table:style-name="ce78">
            <text:p>9</text:p>
          </table:table-cell>
          <table:table-cell office:value-type="date" office:date-value="2023-08-10T00:00:00" table:formula="of:=[.AT5]+1" table:style-name="ce78">
            <text:p>10</text:p>
          </table:table-cell>
          <table:table-cell office:value-type="date" office:date-value="2023-08-11T00:00:00" table:formula="of:=[.AU5]+1" table:style-name="ce78">
            <text:p>11</text:p>
          </table:table-cell>
          <table:table-cell office:value-type="date" office:date-value="2023-08-12T00:00:00" table:formula="of:=[.AV5]+1" table:style-name="ce78">
            <text:p>12</text:p>
          </table:table-cell>
          <table:table-cell office:value-type="date" office:date-value="2023-08-13T00:00:00" table:formula="of:=[.AW5]+1" table:style-name="ce79">
            <text:p>13</text:p>
          </table:table-cell>
          <table:table-cell office:value-type="date" office:date-value="2023-08-14T00:00:00" table:formula="of:=[.AX5]+1" table:style-name="ce77">
            <text:p>14</text:p>
          </table:table-cell>
          <table:table-cell office:value-type="date" office:date-value="2023-08-15T00:00:00" table:formula="of:=[.AY5]+1" table:style-name="ce78">
            <text:p>15</text:p>
          </table:table-cell>
          <table:table-cell office:value-type="date" office:date-value="2023-08-16T00:00:00" table:formula="of:=[.AZ5]+1" table:style-name="ce78">
            <text:p>16</text:p>
          </table:table-cell>
          <table:table-cell office:value-type="date" office:date-value="2023-08-17T00:00:00" table:formula="of:=[.BA5]+1" table:style-name="ce78">
            <text:p>17</text:p>
          </table:table-cell>
          <table:table-cell office:value-type="date" office:date-value="2023-08-18T00:00:00" table:formula="of:=[.BB5]+1" table:style-name="ce78">
            <text:p>18</text:p>
          </table:table-cell>
          <table:table-cell office:value-type="date" office:date-value="2023-08-19T00:00:00" table:formula="of:=[.BC5]+1" table:style-name="ce78">
            <text:p>19</text:p>
          </table:table-cell>
          <table:table-cell office:value-type="date" office:date-value="2023-08-20T00:00:00" table:formula="of:=[.BD5]+1" table:style-name="ce79">
            <text:p>20</text:p>
          </table:table-cell>
          <table:table-cell office:value-type="date" office:date-value="2023-08-21T00:00:00" table:formula="of:=[.BE5]+1" table:style-name="ce77">
            <text:p>21</text:p>
          </table:table-cell>
          <table:table-cell office:value-type="date" office:date-value="2023-08-22T00:00:00" table:formula="of:=[.BF5]+1" table:style-name="ce78">
            <text:p>22</text:p>
          </table:table-cell>
          <table:table-cell office:value-type="date" office:date-value="2023-08-23T00:00:00" table:formula="of:=[.BG5]+1" table:style-name="ce78">
            <text:p>23</text:p>
          </table:table-cell>
          <table:table-cell office:value-type="date" office:date-value="2023-08-24T00:00:00" table:formula="of:=[.BH5]+1" table:style-name="ce78">
            <text:p>24</text:p>
          </table:table-cell>
          <table:table-cell office:value-type="date" office:date-value="2023-08-25T00:00:00" table:formula="of:=[.BI5]+1" table:style-name="ce78">
            <text:p>25</text:p>
          </table:table-cell>
          <table:table-cell office:value-type="date" office:date-value="2023-08-26T00:00:00" table:formula="of:=[.BJ5]+1" table:style-name="ce78">
            <text:p>26</text:p>
          </table:table-cell>
          <table:table-cell office:value-type="date" office:date-value="2023-08-27T00:00:00" table:formula="of:=[.BK5]+1" table:style-name="ce79">
            <text:p>27</text:p>
          </table:table-cell>
          <table:table-cell table:number-columns-repeated="16320"/>
        </table:table-row>
        <table:table-row table:style-name="ro1">
          <table:table-cell office:value-type="string" table:style-name="ce40">
            <text:p>Esta fila contiene los encabezados de la programación del proyecto posterior debajo de estos.<text:s/></text:p>
            <text:p>Navegue desde la celda B6 a BL 6 para escuchar el contenido. La primera letra de cada día de la semana de la fecha encima de ese encabezado empieza en la celda I6 y continúa hasta la celda BL6.</text:p>
            <text:p>Todo el gráficos de escala de tiempo del proyecto está generados automáticamente en función de las fechas de inicio y finalización especificadas, con formatos condicionales.</text:p>
            <text:p>No modifique el contenido de las celdas en las columnas después de la columna I comenzando por la celda I7.</text:p>
          </table:table-cell>
          <table:table-cell office:value-type="string" table:style-name="ce9">
            <text:p>TAREA</text:p>
          </table:table-cell>
          <table:table-cell office:value-type="string" table:style-name="ce10">
            <text:p>ASIGNADO</text:p>
            <text:p>A</text:p>
          </table:table-cell>
          <table:table-cell office:value-type="string" table:style-name="ce10">
            <text:p>PROGRESO</text:p>
          </table:table-cell>
          <table:table-cell office:value-type="string" table:style-name="ce10">
            <text:p>INICIO</text:p>
          </table:table-cell>
          <table:table-cell office:value-type="string" table:style-name="ce10">
            <text:p>FIN</text:p>
          </table:table-cell>
          <table:table-cell table:style-name="ce10"/>
          <table:table-cell office:value-type="string" table:style-name="ce10">
            <text:p>DÍAS</text:p>
          </table:table-cell>
          <table:table-cell office:value-type="string" office:string-value="l" table:formula="of:=LEFT(TEXT([.I5];&quot;ddd&quot;);1)" table:style-name="ce80">
            <text:p>l</text:p>
          </table:table-cell>
          <table:table-cell office:value-type="string" office:string-value="m" table:formula="of:=LEFT(TEXT([.J5];&quot;ddd&quot;);1)" table:style-name="ce80">
            <text:p>m</text:p>
          </table:table-cell>
          <table:table-cell office:value-type="string" office:string-value="m" table:formula="of:=LEFT(TEXT([.K5];&quot;ddd&quot;);1)" table:style-name="ce80">
            <text:p>m</text:p>
          </table:table-cell>
          <table:table-cell office:value-type="string" office:string-value="j" table:formula="of:=LEFT(TEXT([.L5];&quot;ddd&quot;);1)" table:style-name="ce80">
            <text:p>j</text:p>
          </table:table-cell>
          <table:table-cell office:value-type="string" office:string-value="v" table:formula="of:=LEFT(TEXT([.M5];&quot;ddd&quot;);1)" table:style-name="ce80">
            <text:p>v</text:p>
          </table:table-cell>
          <table:table-cell office:value-type="string" office:string-value="s" table:formula="of:=LEFT(TEXT([.N5];&quot;ddd&quot;);1)" table:style-name="ce80">
            <text:p>s</text:p>
          </table:table-cell>
          <table:table-cell office:value-type="string" office:string-value="d" table:formula="of:=LEFT(TEXT([.O5];&quot;ddd&quot;);1)" table:style-name="ce80">
            <text:p>d</text:p>
          </table:table-cell>
          <table:table-cell office:value-type="string" office:string-value="l" table:formula="of:=LEFT(TEXT([.P5];&quot;ddd&quot;);1)" table:style-name="ce80">
            <text:p>l</text:p>
          </table:table-cell>
          <table:table-cell office:value-type="string" office:string-value="m" table:formula="of:=LEFT(TEXT([.Q5];&quot;ddd&quot;);1)" table:style-name="ce80">
            <text:p>m</text:p>
          </table:table-cell>
          <table:table-cell office:value-type="string" office:string-value="m" table:formula="of:=LEFT(TEXT([.R5];&quot;ddd&quot;);1)" table:style-name="ce80">
            <text:p>m</text:p>
          </table:table-cell>
          <table:table-cell office:value-type="string" office:string-value="j" table:formula="of:=LEFT(TEXT([.S5];&quot;ddd&quot;);1)" table:style-name="ce80">
            <text:p>j</text:p>
          </table:table-cell>
          <table:table-cell office:value-type="string" office:string-value="v" table:formula="of:=LEFT(TEXT([.T5];&quot;ddd&quot;);1)" table:style-name="ce80">
            <text:p>v</text:p>
          </table:table-cell>
          <table:table-cell office:value-type="string" office:string-value="s" table:formula="of:=LEFT(TEXT([.U5];&quot;ddd&quot;);1)" table:style-name="ce80">
            <text:p>s</text:p>
          </table:table-cell>
          <table:table-cell office:value-type="string" office:string-value="d" table:formula="of:=LEFT(TEXT([.V5];&quot;ddd&quot;);1)" table:style-name="ce80">
            <text:p>d</text:p>
          </table:table-cell>
          <table:table-cell office:value-type="string" office:string-value="l" table:formula="of:=LEFT(TEXT([.W5];&quot;ddd&quot;);1)" table:style-name="ce80">
            <text:p>l</text:p>
          </table:table-cell>
          <table:table-cell office:value-type="string" office:string-value="m" table:formula="of:=LEFT(TEXT([.X5];&quot;ddd&quot;);1)" table:style-name="ce80">
            <text:p>m</text:p>
          </table:table-cell>
          <table:table-cell office:value-type="string" office:string-value="m" table:formula="of:=LEFT(TEXT([.Y5];&quot;ddd&quot;);1)" table:style-name="ce80">
            <text:p>m</text:p>
          </table:table-cell>
          <table:table-cell office:value-type="string" office:string-value="j" table:formula="of:=LEFT(TEXT([.Z5];&quot;ddd&quot;);1)" table:style-name="ce80">
            <text:p>j</text:p>
          </table:table-cell>
          <table:table-cell office:value-type="string" office:string-value="v" table:formula="of:=LEFT(TEXT([.AA5];&quot;ddd&quot;);1)" table:style-name="ce80">
            <text:p>v</text:p>
          </table:table-cell>
          <table:table-cell office:value-type="string" office:string-value="s" table:formula="of:=LEFT(TEXT([.AB5];&quot;ddd&quot;);1)" table:style-name="ce80">
            <text:p>s</text:p>
          </table:table-cell>
          <table:table-cell office:value-type="string" office:string-value="d" table:formula="of:=LEFT(TEXT([.AC5];&quot;ddd&quot;);1)" table:style-name="ce80">
            <text:p>d</text:p>
          </table:table-cell>
          <table:table-cell office:value-type="string" office:string-value="l" table:formula="of:=LEFT(TEXT([.AD5];&quot;ddd&quot;);1)" table:style-name="ce80">
            <text:p>l</text:p>
          </table:table-cell>
          <table:table-cell office:value-type="string" office:string-value="m" table:formula="of:=LEFT(TEXT([.AE5];&quot;ddd&quot;);1)" table:style-name="ce80">
            <text:p>m</text:p>
          </table:table-cell>
          <table:table-cell office:value-type="string" office:string-value="m" table:formula="of:=LEFT(TEXT([.AF5];&quot;ddd&quot;);1)" table:style-name="ce80">
            <text:p>m</text:p>
          </table:table-cell>
          <table:table-cell office:value-type="string" office:string-value="j" table:formula="of:=LEFT(TEXT([.AG5];&quot;ddd&quot;);1)" table:style-name="ce80">
            <text:p>j</text:p>
          </table:table-cell>
          <table:table-cell office:value-type="string" office:string-value="v" table:formula="of:=LEFT(TEXT([.AH5];&quot;ddd&quot;);1)" table:style-name="ce80">
            <text:p>v</text:p>
          </table:table-cell>
          <table:table-cell office:value-type="string" office:string-value="s" table:formula="of:=LEFT(TEXT([.AI5];&quot;ddd&quot;);1)" table:style-name="ce80">
            <text:p>s</text:p>
          </table:table-cell>
          <table:table-cell office:value-type="string" office:string-value="d" table:formula="of:=LEFT(TEXT([.AJ5];&quot;ddd&quot;);1)" table:style-name="ce80">
            <text:p>d</text:p>
          </table:table-cell>
          <table:table-cell office:value-type="string" office:string-value="l" table:formula="of:=LEFT(TEXT([.AK5];&quot;ddd&quot;);1)" table:style-name="ce80">
            <text:p>l</text:p>
          </table:table-cell>
          <table:table-cell office:value-type="string" office:string-value="m" table:formula="of:=LEFT(TEXT([.AL5];&quot;ddd&quot;);1)" table:style-name="ce80">
            <text:p>m</text:p>
          </table:table-cell>
          <table:table-cell office:value-type="string" office:string-value="m" table:formula="of:=LEFT(TEXT([.AM5];&quot;ddd&quot;);1)" table:style-name="ce80">
            <text:p>m</text:p>
          </table:table-cell>
          <table:table-cell office:value-type="string" office:string-value="j" table:formula="of:=LEFT(TEXT([.AN5];&quot;ddd&quot;);1)" table:style-name="ce80">
            <text:p>j</text:p>
          </table:table-cell>
          <table:table-cell office:value-type="string" office:string-value="v" table:formula="of:=LEFT(TEXT([.AO5];&quot;ddd&quot;);1)" table:style-name="ce80">
            <text:p>v</text:p>
          </table:table-cell>
          <table:table-cell office:value-type="string" office:string-value="s" table:formula="of:=LEFT(TEXT([.AP5];&quot;ddd&quot;);1)" table:style-name="ce80">
            <text:p>s</text:p>
          </table:table-cell>
          <table:table-cell office:value-type="string" office:string-value="d" table:formula="of:=LEFT(TEXT([.AQ5];&quot;ddd&quot;);1)" table:style-name="ce80">
            <text:p>d</text:p>
          </table:table-cell>
          <table:table-cell office:value-type="string" office:string-value="l" table:formula="of:=LEFT(TEXT([.AR5];&quot;ddd&quot;);1)" table:style-name="ce80">
            <text:p>l</text:p>
          </table:table-cell>
          <table:table-cell office:value-type="string" office:string-value="m" table:formula="of:=LEFT(TEXT([.AS5];&quot;ddd&quot;);1)" table:style-name="ce80">
            <text:p>m</text:p>
          </table:table-cell>
          <table:table-cell office:value-type="string" office:string-value="m" table:formula="of:=LEFT(TEXT([.AT5];&quot;ddd&quot;);1)" table:style-name="ce80">
            <text:p>m</text:p>
          </table:table-cell>
          <table:table-cell office:value-type="string" office:string-value="j" table:formula="of:=LEFT(TEXT([.AU5];&quot;ddd&quot;);1)" table:style-name="ce80">
            <text:p>j</text:p>
          </table:table-cell>
          <table:table-cell office:value-type="string" office:string-value="v" table:formula="of:=LEFT(TEXT([.AV5];&quot;ddd&quot;);1)" table:style-name="ce80">
            <text:p>v</text:p>
          </table:table-cell>
          <table:table-cell office:value-type="string" office:string-value="s" table:formula="of:=LEFT(TEXT([.AW5];&quot;ddd&quot;);1)" table:style-name="ce80">
            <text:p>s</text:p>
          </table:table-cell>
          <table:table-cell office:value-type="string" office:string-value="d" table:formula="of:=LEFT(TEXT([.AX5];&quot;ddd&quot;);1)" table:style-name="ce80">
            <text:p>d</text:p>
          </table:table-cell>
          <table:table-cell office:value-type="string" office:string-value="l" table:formula="of:=LEFT(TEXT([.AY5];&quot;ddd&quot;);1)" table:style-name="ce80">
            <text:p>l</text:p>
          </table:table-cell>
          <table:table-cell office:value-type="string" office:string-value="m" table:formula="of:=LEFT(TEXT([.AZ5];&quot;ddd&quot;);1)" table:style-name="ce80">
            <text:p>m</text:p>
          </table:table-cell>
          <table:table-cell office:value-type="string" office:string-value="m" table:formula="of:=LEFT(TEXT([.BA5];&quot;ddd&quot;);1)" table:style-name="ce80">
            <text:p>m</text:p>
          </table:table-cell>
          <table:table-cell office:value-type="string" office:string-value="j" table:formula="of:=LEFT(TEXT([.BB5];&quot;ddd&quot;);1)" table:style-name="ce80">
            <text:p>j</text:p>
          </table:table-cell>
          <table:table-cell office:value-type="string" office:string-value="v" table:formula="of:=LEFT(TEXT([.BC5];&quot;ddd&quot;);1)" table:style-name="ce80">
            <text:p>v</text:p>
          </table:table-cell>
          <table:table-cell office:value-type="string" office:string-value="s" table:formula="of:=LEFT(TEXT([.BD5];&quot;ddd&quot;);1)" table:style-name="ce80">
            <text:p>s</text:p>
          </table:table-cell>
          <table:table-cell office:value-type="string" office:string-value="d" table:formula="of:=LEFT(TEXT([.BE5];&quot;ddd&quot;);1)" table:style-name="ce80">
            <text:p>d</text:p>
          </table:table-cell>
          <table:table-cell office:value-type="string" office:string-value="l" table:formula="of:=LEFT(TEXT([.BF5];&quot;ddd&quot;);1)" table:style-name="ce80">
            <text:p>l</text:p>
          </table:table-cell>
          <table:table-cell office:value-type="string" office:string-value="m" table:formula="of:=LEFT(TEXT([.BG5];&quot;ddd&quot;);1)" table:style-name="ce80">
            <text:p>m</text:p>
          </table:table-cell>
          <table:table-cell office:value-type="string" office:string-value="m" table:formula="of:=LEFT(TEXT([.BH5];&quot;ddd&quot;);1)" table:style-name="ce80">
            <text:p>m</text:p>
          </table:table-cell>
          <table:table-cell office:value-type="string" office:string-value="j" table:formula="of:=LEFT(TEXT([.BI5];&quot;ddd&quot;);1)" table:style-name="ce80">
            <text:p>j</text:p>
          </table:table-cell>
          <table:table-cell office:value-type="string" office:string-value="v" table:formula="of:=LEFT(TEXT([.BJ5];&quot;ddd&quot;);1)" table:style-name="ce80">
            <text:p>v</text:p>
          </table:table-cell>
          <table:table-cell office:value-type="string" office:string-value="s" table:formula="of:=LEFT(TEXT([.BK5];&quot;ddd&quot;);1)" table:style-name="ce80">
            <text:p>s</text:p>
          </table:table-cell>
          <table:table-cell office:value-type="string" office:string-value="d" table:formula="of:=LEFT(TEXT([.BL5];&quot;ddd&quot;);1)" table:style-name="ce80">
            <text:p>d</text:p>
          </table:table-cell>
          <table:table-cell table:number-columns-repeated="16320"/>
        </table:table-row>
        <table:table-row table:style-name="ro1" table:visibility="collapse">
          <table:table-cell office:value-type="string" table:style-name="ce39">
            <text:p>No elimine esta fila. Esta fila está oculta para conservar una fórmula que se usa para resaltar el día actual dentro de la programación del proyecto.<text:s/></text:p>
          </table:table-cell>
          <table:table-cell table:style-name="ce1"/>
          <table:table-cell table:style-name="ce42"/>
          <table:table-cell table:number-columns-repeated="4" table:style-name="ce1"/>
          <table:table-cell office:value-type="string" office:string-value="" table:formula="of:=IF(OR(ISBLANK($$task_start);ISBLANK($$task_end));&quot;&quot;;$$task_end-$$task_start+1)" table:style-name="ce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table-row>
        <table:table-row table:style-name="ro1">
          <table:table-cell office:value-type="string" table:style-name="ce40">
            <text:p>La celda B8 contiene el título de ejemplo de la Fase 1.<text:s/></text:p>
            <text:p>Escriba un nuevo título en la celda B8.</text:p>
            <text:p>Escriba un nombre para asignar la fase, si se aplica para el proyecto, en la celda C8.</text:p>
            <text:p>Escriba el progreso de la fase completa, si se aplica para el proyecto, en la celda D8.</text:p>
            <text:p>Escriba las fechas de inicio y finalización de la fase completa, si se aplica para el proyecto, en las celdas E8 y F8.<text:s/></text:p>
            <text:p>El gráfico de Gantt rellena automáticamente las fechas adecuadas y aplica un sombreado según el progreso especificado.</text:p>
            <text:p>Para eliminar la fase y trabajar solo con las tareas, elimine esta fila.</text:p>
          </table:table-cell>
          <table:table-cell office:value-type="string" table:style-name="ce16">
            <text:p>Modelado del Proyecto</text:p>
          </table:table-cell>
          <table:table-cell table:style-name="ce45"/>
          <table:table-cell table:style-name="ce17"/>
          <table:table-cell table:style-name="ce54"/>
          <table:table-cell table:style-name="ce55"/>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3">
          <table:table-cell office:value-type="string" table:style-name="ce40">
            <text:p>La celda B9 contiene la tarea de ejemplo "Tarea 1".<text:s/></text:p>
            <text:p>Escriba un nuevo nombre de tarea en la celda B9.</text:p>
            <text:p>Escriba una persona a la que asignar la tarea en la celda C9.</text:p>
            <text:p>Escriba el progreso de la tarea en la celda D9. Aparece una barra de progreso en la celda y se sombrea según el número de la celda. Por ejemplo, un progreso del 50 por ciento aplicaría sombreado a la mitad de la celda.</text:p>
            <text:p>Escriba la fecha de inicio de la tarea en la celda E9.</text:p>
            <text:p>Escriba la fecha de finalización de la tarea en la celda F9.</text:p>
            <text:p>Aparece una barra de estado con sombreado para las fechas especificadas en bloques comenzando desde la celda I9 hasta la BL9.<text:s/></text:p>
          </table:table-cell>
          <table:table-cell office:value-type="string" table:style-name="ce71">
            <text:p>Selección del tema para realización del proyecto</text:p>
          </table:table-cell>
          <table:table-cell office:value-type="string" table:style-name="ce73">
            <text:p>Tutor, Benalcázar Heidy, Burbano Arianys, Bucay Carlos, Bravo Rodriguez, Calero Juan.</text:p>
          </table:table-cell>
          <table:table-cell office:value-type="percentage" office:value="1" table:style-name="ce18">
            <text:p>100%</text:p>
          </table:table-cell>
          <table:table-cell office:value-type="date" office:date-value="2023-07-06T00:00:00" table:formula="of:=$$Inicio_del_proyecto" table:style-name="ce62">
            <text:p>6-7-23</text:p>
          </table:table-cell>
          <table:table-cell office:value-type="date" office:date-value="2023-07-06T00:00:00" table:formula="of:=[.E9]" table:style-name="ce62">
            <text:p>6-7-23</text:p>
          </table:table-cell>
          <table:table-cell table:style-name="ce15"/>
          <table:table-cell office:value-type="float" office:value="1" table:formula="of:=IF(OR(ISBLANK($$task_start);ISBLANK($$task_end));&quot;&quot;;$$task_end-$$task_start+1)" table:style-name="ce15">
            <text:p>1</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4">
          <table:table-cell office:value-type="string" table:style-name="ce40">
            <text:p>Las filas de la 10 a la 13 repiten el patrón de la fila 9.<text:s/></text:p>
            <text:p>Repita las instrucciones de la celda A9 para todas las filas de tareas en esta hoja de cálculo. Sobrescriba los datos de ejemplo.</text:p>
            <text:p>Un ejemplo de otra fase empieza en la celda A14.<text:s/></text:p>
            <text:p>Continue escribiendo tareas en las celdas de la A10 a la A13 o vaya a la celda A14 para obtener más información.</text:p>
          </table:table-cell>
          <table:table-cell office:value-type="string" table:style-name="ce71">
            <text:p>Presentación del tema para realización del perfil del proyecto</text:p>
          </table:table-cell>
          <table:table-cell office:value-type="string" table:style-name="ce73">
            <text:p><text:s/>Benalcázar Heidy, Burbano Arianys, Bucay Carlos, Bravo Rodriguez, Calero Juan.</text:p>
          </table:table-cell>
          <table:table-cell office:value-type="percentage" office:value="1" table:style-name="ce18">
            <text:p>100%</text:p>
          </table:table-cell>
          <table:table-cell office:value-type="date" office:date-value="2023-07-06T00:00:00" table:formula="of:=[.F9]" table:style-name="ce62">
            <text:p>6-7-23</text:p>
          </table:table-cell>
          <table:table-cell office:value-type="date" office:date-value="2023-07-07T00:00:00" table:formula="of:=[.E10]+1" table:style-name="ce62">
            <text:p>7-7-23</text:p>
          </table:table-cell>
          <table:table-cell table:style-name="ce15"/>
          <table:table-cell office:value-type="float" office:value="2" table:formula="of:=IF(OR(ISBLANK($$task_start);ISBLANK($$task_end));&quot;&quot;;$$task_end-$$task_start+1)" table:style-name="ce15">
            <text:p>2</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2"/>
          <table:table-cell table:style-name="ce82"/>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5">
          <table:table-cell table:style-name="ce39"/>
          <table:table-cell office:value-type="string" table:style-name="ce71">
            <text:p>Analisis primeras reuniones</text:p>
          </table:table-cell>
          <table:table-cell office:value-type="string" table:style-name="ce73">
            <text:p>Tutor, Benalcázar Heidy, Burbano Arianys, Bucay Carlos, Bravo Rodriguez, Calero Juan.</text:p>
          </table:table-cell>
          <table:table-cell office:value-type="percentage" office:value="1" table:style-name="ce18">
            <text:p>100%</text:p>
          </table:table-cell>
          <table:table-cell office:value-type="date" office:date-value="2023-07-07T00:00:00" table:formula="of:=[.F10]" table:style-name="ce62">
            <text:p>7-7-23</text:p>
          </table:table-cell>
          <table:table-cell office:value-type="date" office:date-value="2023-07-09T00:00:00" table:formula="of:=[.E11]+2" table:style-name="ce62">
            <text:p>9-7-23</text:p>
          </table:table-cell>
          <table:table-cell table:style-name="ce15"/>
          <table:table-cell office:value-type="float" office:value="3" table:formula="of:=IF(OR(ISBLANK($$task_start);ISBLANK($$task_end));&quot;&quot;;$$task_end-$$task_start+1)" table:style-name="ce15">
            <text:p>3</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6">
          <table:table-cell table:style-name="ce39"/>
          <table:table-cell office:value-type="string" table:style-name="ce71">
            <text:p>Revision con el tutor</text:p>
          </table:table-cell>
          <table:table-cell office:value-type="string" table:style-name="ce73">
            <text:p>Tutor</text:p>
          </table:table-cell>
          <table:table-cell office:value-type="percentage" office:value="1" table:style-name="ce18">
            <text:p>100%</text:p>
          </table:table-cell>
          <table:table-cell office:value-type="date" office:date-value="2023-07-09T00:00:00" table:formula="of:=[.F11]" table:style-name="ce62">
            <text:p>9-7-23</text:p>
          </table:table-cell>
          <table:table-cell office:value-type="date" office:date-value="2023-07-09T00:00:00" table:formula="of:=[.E12]" table:style-name="ce62">
            <text:p>9-7-23</text:p>
          </table:table-cell>
          <table:table-cell table:style-name="ce15"/>
          <table:table-cell office:value-type="float" office:value="1" table:formula="of:=IF(OR(ISBLANK($$task_start);ISBLANK($$task_end));&quot;&quot;;$$task_end-$$task_start+1)" table:style-name="ce15">
            <text:p>1</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2"/>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office:value-type="string" table:style-name="ce71">
            <text:p>Realización de la Introducción</text:p>
          </table:table-cell>
          <table:table-cell office:value-type="string" table:style-name="ce73">
            <text:p>Benalcázar Heidy, Burbano Arianys,Bravo Rodriguez</text:p>
          </table:table-cell>
          <table:table-cell office:value-type="percentage" office:value="1" table:style-name="ce18">
            <text:p>100%</text:p>
          </table:table-cell>
          <table:table-cell office:value-type="date" office:date-value="2023-07-10T00:00:00" table:formula="of:=[.F12]+1" table:style-name="ce62">
            <text:p>10-7-23</text:p>
          </table:table-cell>
          <table:table-cell office:value-type="date" office:date-value="2023-07-10T00:00:00" table:formula="of:=[.E13]" table:style-name="ce62">
            <text:p>10-7-23</text:p>
          </table:table-cell>
          <table:table-cell table:style-name="ce15"/>
          <table:table-cell office:value-type="float" office:value="1" table:formula="of:=IF(OR(ISBLANK($$task_start);ISBLANK($$task_end));&quot;&quot;;$$task_end-$$task_start+1)" table:style-name="ce15">
            <text:p>1</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40"/>
          <table:table-cell office:value-type="string" table:style-name="ce71">
            <text:p>Realizacion del Objetivo<text:s/></text:p>
          </table:table-cell>
          <table:table-cell office:value-type="string" table:style-name="ce73">
            <text:p>Bucay Carlos, Bravo Rodriguez, Calero Juan.</text:p>
          </table:table-cell>
          <table:table-cell office:value-type="percentage" office:value="1" table:style-name="ce18">
            <text:p>100%</text:p>
          </table:table-cell>
          <table:table-cell office:value-type="date" office:date-value="2023-07-11T00:00:00" table:formula="of:=[.E13]+1" table:style-name="ce62">
            <text:p>11-7-23</text:p>
          </table:table-cell>
          <table:table-cell office:value-type="date" office:date-value="2023-07-11T00:00:00" table:formula="of:=[.E14]" table:style-name="ce62">
            <text:p>11-7-23</text:p>
          </table:table-cell>
          <table:table-cell table:style-name="ce15"/>
          <table:table-cell office:value-type="float" office:value="1" table:formula="of:=IF(OR(ISBLANK($$task_start);ISBLANK($$task_end));&quot;&quot;;$$task_end-$$task_start+1)" table:style-name="ce15">
            <text:p>1</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office:value-type="string" table:style-name="ce71">
            <text:p>Avance del perfil de proyecto</text:p>
          </table:table-cell>
          <table:table-cell office:value-type="string" table:style-name="ce73">
            <text:p>Benalcázar Heidy, Bravo Rodriguez, Calero Juan.</text:p>
          </table:table-cell>
          <table:table-cell office:value-type="percentage" office:value="1" table:style-name="ce18">
            <text:p>100%</text:p>
          </table:table-cell>
          <table:table-cell office:value-type="date" office:date-value="2023-07-12T00:00:00" table:formula="of:=[.E14]+1" table:style-name="ce62">
            <text:p>12-7-23</text:p>
          </table:table-cell>
          <table:table-cell office:value-type="date" office:date-value="2023-07-13T00:00:00" table:formula="of:=[.E15]+1" table:style-name="ce62">
            <text:p>13-7-23</text:p>
          </table:table-cell>
          <table:table-cell table:style-name="ce15"/>
          <table:table-cell office:value-type="float" office:value="2" table:formula="of:=IF(OR(ISBLANK($$task_start);ISBLANK($$task_end));&quot;&quot;;$$task_end-$$task_start+1)" table:style-name="ce15">
            <text:p>2</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2"/>
          <table:table-cell table:style-name="ce82"/>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office:value-type="string" table:style-name="ce71">
            <text:p>Defensa del perfil de proyecto</text:p>
          </table:table-cell>
          <table:table-cell office:value-type="string" table:style-name="ce73">
            <text:p>Tutor, Benalcázar Heidy, Burbano Arianys, Bucay Carlos, Bravo Rodriguez, Calero Juan.</text:p>
          </table:table-cell>
          <table:table-cell office:value-type="percentage" office:value="0.7" table:style-name="ce18">
            <text:p>70%</text:p>
          </table:table-cell>
          <table:table-cell office:value-type="date" office:date-value="2023-07-13T00:00:00" table:formula="of:=[.F15]" table:style-name="ce62">
            <text:p>13-7-23</text:p>
          </table:table-cell>
          <table:table-cell office:value-type="date" office:date-value="2023-07-13T00:00:00" table:formula="of:=[.E16]" table:style-name="ce62">
            <text:p>13-7-23</text:p>
          </table:table-cell>
          <table:table-cell table:style-name="ce15"/>
          <table:table-cell office:value-type="float" office:value="1" table:formula="of:=IF(OR(ISBLANK($$task_start);ISBLANK($$task_end));&quot;&quot;;$$task_end-$$task_start+1)" table:style-name="ce15">
            <text:p>1</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office:value-type="string" table:style-name="ce71">
            <text:p>Cambio en la introduccion</text:p>
          </table:table-cell>
          <table:table-cell office:value-type="string" table:style-name="ce73">
            <text:p>Burbano Arianys, Bravo Rodriguez, Calero Juan.</text:p>
          </table:table-cell>
          <table:table-cell office:value-type="percentage" office:value="0" table:style-name="ce18">
            <text:p>0%</text:p>
          </table:table-cell>
          <table:table-cell office:value-type="date" office:date-value="2023-07-13T00:00:00" table:formula="of:=[.E16]" table:style-name="ce62">
            <text:p>13-7-23</text:p>
          </table:table-cell>
          <table:table-cell office:value-type="date" office:date-value="2023-07-15T00:00:00" table:formula="of:=[.E17]+2" table:style-name="ce62">
            <text:p>15-7-23</text:p>
          </table:table-cell>
          <table:table-cell table:style-name="ce15"/>
          <table:table-cell office:value-type="float" office:value="3" table:formula="of:=IF(OR(ISBLANK($$task_start);ISBLANK($$task_end));&quot;&quot;;$$task_end-$$task_start+1)" table:style-name="ce15">
            <text:p>3</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2"/>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office:value-type="string" table:style-name="ce71">
            <text:p>Mejora de la redacción del perfil</text:p>
          </table:table-cell>
          <table:table-cell office:value-type="string" table:style-name="ce73">
            <text:p>Benalcázar Heidy, Burbano Arianys, Bucay Carlos, Calero Juan.</text:p>
          </table:table-cell>
          <table:table-cell office:value-type="percentage" office:value="0" table:style-name="ce18">
            <text:p>0%</text:p>
          </table:table-cell>
          <table:table-cell office:value-type="date" office:date-value="2023-07-13T00:00:00" table:formula="of:=[.E17]" table:style-name="ce62">
            <text:p>13-7-23</text:p>
          </table:table-cell>
          <table:table-cell office:value-type="date" office:date-value="2023-07-16T00:00:00" table:formula="of:=[.E18]+3" table:style-name="ce62">
            <text:p>16-7-23</text:p>
          </table:table-cell>
          <table:table-cell table:style-name="ce15"/>
          <table:table-cell office:value-type="float" office:value="4" table:formula="of:=IF(OR(ISBLANK($$task_start);ISBLANK($$task_end));&quot;&quot;;$$task_end-$$task_start+1)" table:style-name="ce15">
            <text:p>4</text:p>
          </table:table-cell>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7"/>
          <table:table-cell table:style-name="ce74"/>
          <table:table-cell table:style-name="ce19"/>
          <table:table-cell table:number-columns-repeated="2" table:style-name="ce56"/>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7"/>
          <table:table-cell table:style-name="ce74"/>
          <table:table-cell table:style-name="ce19"/>
          <table:table-cell table:number-columns-repeated="2" table:style-name="ce56"/>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7"/>
          <table:table-cell table:style-name="ce74"/>
          <table:table-cell table:style-name="ce19"/>
          <table:table-cell table:number-columns-repeated="2" table:style-name="ce56"/>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7"/>
          <table:table-cell table:style-name="ce74"/>
          <table:table-cell table:style-name="ce19"/>
          <table:table-cell table:number-columns-repeated="2" table:style-name="ce56"/>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7"/>
          <table:table-cell table:style-name="ce74"/>
          <table:table-cell table:style-name="ce19"/>
          <table:table-cell table:number-columns-repeated="2" table:style-name="ce56"/>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8"/>
          <table:table-cell table:style-name="ce75"/>
          <table:table-cell table:style-name="ce20"/>
          <table:table-cell table:number-columns-repeated="2" table:style-name="ce63"/>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8"/>
          <table:table-cell table:style-name="ce75"/>
          <table:table-cell table:style-name="ce20"/>
          <table:table-cell table:number-columns-repeated="2" table:style-name="ce63"/>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8"/>
          <table:table-cell table:style-name="ce75"/>
          <table:table-cell table:style-name="ce20"/>
          <table:table-cell table:number-columns-repeated="2" table:style-name="ce63"/>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8"/>
          <table:table-cell table:style-name="ce75"/>
          <table:table-cell table:style-name="ce20"/>
          <table:table-cell table:number-columns-repeated="2" table:style-name="ce63"/>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39"/>
          <table:table-cell table:style-name="ce48"/>
          <table:table-cell table:style-name="ce75"/>
          <table:table-cell table:style-name="ce20"/>
          <table:table-cell table:number-columns-repeated="2" table:style-name="ce63"/>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office:value-type="string" table:style-name="ce39">
            <text:p>Esta es una fila vacía.</text:p>
          </table:table-cell>
          <table:table-cell table:style-name="ce49"/>
          <table:table-cell table:style-name="ce46"/>
          <table:table-cell table:style-name="ce14"/>
          <table:table-cell table:number-columns-repeated="2" table:style-name="ce64"/>
          <table:table-cell table:style-name="ce15"/>
          <table:table-cell office:value-type="string" office:string-value="" table:formula="of:=IF(OR(ISBLANK($$task_start);ISBLANK($$task_end));&quot;&quot;;$$task_end-$$task_start+1)" table:style-name="ce15"/>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style-name="ce81"/>
          <table:table-cell table:number-columns-repeated="16320" table:style-name="ce4"/>
        </table:table-row>
        <table:table-row table:style-name="ro1">
          <table:table-cell table:style-name="ce40"/>
          <table:table-cell table:style-name="ce21"/>
          <table:table-cell table:style-name="ce22"/>
          <table:table-cell table:style-name="ce23"/>
          <table:table-cell table:style-name="ce57"/>
          <table:table-cell table:style-name="ce58"/>
          <table:table-cell table:style-name="ce24"/>
          <table:table-cell office:value-type="string" office:string-value="" table:formula="of:=IF(OR(ISBLANK($$task_start);ISBLANK($$task_end));&quot;&quot;;$$task_end-$$task_start+1)" table:style-name="ce24"/>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style-name="ce83"/>
          <table:table-cell table:number-columns-repeated="16320" table:style-name="ce4"/>
        </table:table-row>
        <table:table-row table:style-name="ro1">
          <table:table-cell table:style-name="ce39"/>
          <table:table-cell table:number-columns-repeated="3" table:style-name="ce1"/>
          <table:table-cell table:style-name="ce6"/>
          <table:table-cell table:style-name="ce1"/>
          <table:table-cell table:style-name="ce7"/>
          <table:table-cell table:number-columns-repeated="16377" table:style-name="ce1"/>
        </table:table-row>
        <table:table-row table:style-name="ro1">
          <table:table-cell table:style-name="ce39"/>
          <table:table-cell table:style-name="ce1"/>
          <table:table-cell table:style-name="ce12"/>
          <table:table-cell table:style-name="ce1"/>
          <table:table-cell table:style-name="ce6"/>
          <table:table-cell table:style-name="ce41"/>
          <table:table-cell table:number-columns-repeated="16378" table:style-name="ce1"/>
        </table:table-row>
        <table:table-row table:style-name="ro1">
          <table:table-cell table:number-columns-repeated="2"/>
          <table:table-cell table:style-name="ce13"/>
          <table:table-cell table:number-columns-repeated="16381"/>
        </table:table-row>
        <table:table-row table:number-rows-repeated="1048543" table:style-name="ro1">
          <table:table-cell table:number-columns-repeated="16384"/>
        </table:table-row>
        <table:named-expressions>
          <table:named-expression table:name="hoy" table:expression="of:=TODAY()" table:base-cell-address="ProjectSchedule.$A$1"/>
          <table:named-range table:name="task_end" table:cell-range-address="ProjectSchedule.$F1" table:base-cell-address="ProjectSchedule.$A$1"/>
          <table:named-range table:name="task_progress" table:cell-range-address="ProjectSchedule.$D1" table:base-cell-address="ProjectSchedule.$A$1"/>
          <table:named-range table:name="task_start" table:cell-range-address="ProjectSchedule.$E1" table:base-cell-address="ProjectSchedule.$A$1"/>
          <table:named-range table:name="Print_Titles" table:cell-range-address="ProjectSchedule.$A$4:ProjectSchedule.$XFD$6" table:base-cell-address="ProjectSchedule.$A$1"/>
        </table:named-expressions>
      </table:table>
      <table:table table:name="Acerca_de" table:style-name="ta2">
        <table:table-column table:style-name="co10" table:default-cell-style-name="ce29"/>
        <table:table-column table:style-name="co8" table:number-columns-repeated="16383" table:default-cell-style-name="ce3"/>
        <table:table-row table:style-name="ro7">
          <table:table-cell table:style-name="ce29">
            <draw:frame draw:z-index="1" draw:id="id0" draw:style-name="a0" draw:name="Imagen 1" svg:x="0in" svg:y="0.10417in" svg:width="2.08333in" svg:height="0.46875in" style:rel-width="scale" style:rel-height="scale">
              <draw:image xlink:href="media/image1.png" xlink:type="simple" xlink:show="embed" xlink:actuate="onLoad"/>
              <svg:title/>
              <svg:desc>Logotipo de Vertex42</svg:desc>
            </draw:frame>
          </table:table-cell>
          <table:table-cell table:number-columns-repeated="16383" table:style-name="ce3"/>
        </table:table-row>
        <table:table-row table:style-name="ro8">
          <table:table-cell office:value-type="string" table:style-name="ce30">
            <text:p><text:a xlink:href="https://www.vertex42.com/ExcelTemplates/simple-gantt-chart.html?utm_source=ms&amp;utm_medium=file&amp;utm_campaign=office&amp;utm_content=text">GRÁFICO GANTT SIMPLE de Vertex42.com</text:a></text:p>
          </table:table-cell>
          <table:table-cell table:style-name="ce30"/>
          <table:table-cell table:number-columns-repeated="16382" table:style-name="ce31"/>
        </table:table-row>
        <table:table-row table:style-name="ro9">
          <table:table-cell office:value-type="string" table:style-name="ce53">
            <text:p><text:a xlink:href="https://www.vertex42.com/ExcelTemplates/simple-gantt-chart.html?utm_source=ms&amp;utm_medium=file&amp;utm_campaign=office&amp;utm_content=url">https://www.vertex42.com/ExcelTemplates/simple-gantt-chart.html</text:a></text:p>
          </table:table-cell>
          <table:table-cell table:style-name="ce36"/>
          <table:table-cell table:number-columns-repeated="16382" table:style-name="ce35"/>
        </table:table-row>
        <table:table-row table:style-name="ro10">
          <table:table-cell office:value-type="string" table:style-name="ce33">
            <text:p>Información sobre esta plantilla</text:p>
          </table:table-cell>
          <table:table-cell table:number-columns-repeated="16383" table:style-name="ce32"/>
        </table:table-row>
        <table:table-row table:style-name="ro11">
          <table:table-cell office:value-type="string" table:style-name="ce34">
            <text:p>Esta plantilla proporciona una forma sencilla de crear un diagrama de Gantt para ayudarle a visualizar su proyecto y realizar un seguimiento de este. Simplemente escriba sus tareas y fechas de inicio y finalización, no necesita fórmulas. Las barras del gráfico de Gantt representan la duración de la tarea y se muestran con formato condicional. Para insertar nuevas tareas, inserte filas nuevas.</text:p>
          </table:table-cell>
          <table:table-cell table:number-columns-repeated="16383" table:style-name="ce3"/>
        </table:table-row>
        <table:table-row table:style-name="ro12">
          <table:table-cell office:value-type="string" table:style-name="ce33">
            <text:p>Guía para lectores de pantalla</text:p>
          </table:table-cell>
          <table:table-cell table:number-columns-repeated="16383" table:style-name="ce3"/>
        </table:table-row>
        <table:table-row table:style-name="ro13">
          <table:table-cell office:value-type="string" table:style-name="ce38">
            <text:p>Hay 2 hojas de cálculo en este libro.<text:s/></text:p>
            <text:p/>
            <text:p>ParteDeHoras</text:p>
            <text:p>Información</text:p>
            <text:p/>
            <text:p>Las instrucciones de las hojas de cálculo se encuentran en la columna A de cada hoja, a partir de la celda A1. Están escritas con texto oculto. Cada paso le guiará a través de la información de esa fila. Los pasos posteriores continúan en la celda A2, A3, y así sucesivamente, a menos que se indique de forma explícita. Por ejemplo, el texto de una instrucción podría ser “Vaya a la celda A6” para continuar con el siguiente paso.<text:s/></text:p>
            <text:p/>
            <text:p>Este texto oculto no se imprimirá.</text:p>
            <text:p/>
            <text:p>Para quitar las instrucciones de la hoja de cálculo, es suficiente con eliminar la columna A.</text:p>
          </table:table-cell>
          <table:table-cell table:number-columns-repeated="16383" table:style-name="ce29"/>
        </table:table-row>
        <table:table-row table:style-name="ro10">
          <table:table-cell office:value-type="string" table:style-name="ce33">
            <text:p>Ayuda adicional</text:p>
          </table:table-cell>
          <table:table-cell table:number-columns-repeated="16383" table:style-name="ce32"/>
        </table:table-row>
        <table:table-row table:style-name="ro14">
          <table:table-cell office:value-type="string" table:style-name="ce34">
            <text:p>Haga clic en el vínculo siguiente para visitar vertex42.com y obtener más información sobre cómo usar esta plantilla, como la forma de calcular los días laborales, crear dependencias de tareas, cambiar los colores de las barras, agregar una barra de desplazamiento para que sea más fácil cambiar la semana que se muestra, ampliar el intervalo de fechas que se muestran en el gráfico, etcétera.</text:p>
          </table:table-cell>
          <table:table-cell table:number-columns-repeated="16383" table:style-name="ce3"/>
        </table:table-row>
        <table:table-row table:style-name="ro15">
          <table:table-cell office:value-type="string" table:style-name="ce37">
            <text:p><text:a xlink:href="https://www.vertex42.com/ExcelTemplates/simple-gantt-chart.html?utm_source=ms&amp;utm_medium=file&amp;utm_campaign=office&amp;utm_content=help">Cómo usar el gráfico de Gantt simple</text:a></text:p>
          </table:table-cell>
          <table:table-cell table:number-columns-repeated="16383" table:style-name="ce29"/>
        </table:table-row>
        <table:table-row table:style-name="ro10">
          <table:table-cell office:value-type="string" table:style-name="ce33">
            <text:p>Más plantillas de administración de proyectos</text:p>
          </table:table-cell>
          <table:table-cell table:number-columns-repeated="16383" table:style-name="ce32"/>
        </table:table-row>
        <table:table-row table:style-name="ro16">
          <table:table-cell office:value-type="string" table:style-name="ce34">
            <text:p>Visite Vertex42.com para descargar otras plantillas de administración de proyectos, como distintas programaciones de proyectos, diagramas de Gantt, listas de tareas, etcétera.</text:p>
          </table:table-cell>
          <table:table-cell table:number-columns-repeated="16383" table:style-name="ce3"/>
        </table:table-row>
        <table:table-row table:style-name="ro15">
          <table:table-cell office:value-type="string" table:style-name="ce37">
            <text:p><text:a xlink:href="https://www.vertex42.com/ExcelTemplates/excel-project-management.html?utm_source=ms&amp;utm_medium=file&amp;utm_campaign=office&amp;utm_content=text">Plantillas de administración de proyectos</text:a></text:p>
          </table:table-cell>
          <table:table-cell table:number-columns-repeated="16383" table:style-name="ce29"/>
        </table:table-row>
        <table:table-row table:style-name="ro10">
          <table:table-cell office:value-type="string" table:style-name="ce33">
            <text:p>Información sobre Vertex42</text:p>
          </table:table-cell>
          <table:table-cell table:number-columns-repeated="16383" table:style-name="ce32"/>
        </table:table-row>
        <table:table-row table:style-name="ro17">
          <table:table-cell office:value-type="string" table:style-name="ce34">
            <text:p>Vertex42.com ofrece más de 300 plantillas de hojas de cálculo de diseño profesional para empresas, hogares y centros educativos (la mayoría se puede descargar de forma gratuita). Su colección incluye una amplia variedad de calendarios, planificadores y programaciones, así como hojas de cálculo para las finanzas personales: para la administración de presupuestos, la reducción de deudas y la amortización de préstamos.</text:p>
          </table:table-cell>
          <table:table-cell table:number-columns-repeated="16383" table:style-name="ce3"/>
        </table:table-row>
        <table:table-row table:style-name="ro18">
          <table:table-cell office:value-type="string" table:style-name="ce34">
            <text:p>Las empresas encontrarán plantillas de facturas, partes de horas, informes financieros, planificación de proyectos y plantillas para hacer un seguimiento del inventario. Los profesores y los estudiantes encontrarán recursos como programaciones de clases, libros de calificaciones y hojas de asistencia. Organice su vida familiar con planificadores de comidas, listas y registros de ejercicio. Cada plantilla ha sido cuidadosamente diseñada, perfeccionada y mejorada a lo largo del tiempo gracias a los comentarios de miles de usuarios.</text:p>
          </table:table-cell>
          <table:table-cell table:number-columns-repeated="16383" table:style-name="ce3"/>
        </table:table-row>
        <table:table-row table:number-rows-repeated="1048560" table:style-name="ro19">
          <table:table-cell table:number-columns-repeated="16384"/>
        </table:table-row>
      </table:table>
      <table:named-expressions>
        <table:named-range table:name="Inicio_del_proyecto" table:cell-range-address="ProjectSchedule.$E$3" table:base-cell-address="ProjectSchedule.$A$1"/>
        <table:named-range table:name="Semana_para_mostrar" table:cell-range-address="ProjectSchedule.$E$4"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currency-style style:name="N32P0">
      <number:text> </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1">
      <number:text>-</number:text>
      <number:fill-character> </number:fill-character>
      <number:number number:decimal-places="0" number:min-decimal-places="0" number:min-integer-digits="1" number:grouping="true">
        <number:embedded-text number:position="0"> </number:embedded-text>
      </number:number>
      <number:currency-symbol>€</number:currency-symbol>
      <number:text> </number:text>
    </number:currency-style>
    <number:currency-style style:name="N32P2">
      <number:text> </number:text>
      <number:fill-character> </number:fill-character>
      <number:text>- </number:text>
      <number:currency-symbol>€</number:currency-symbol>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1">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4P2">
      <number:text> </number:text>
      <number:fill-character> </number:fill-character>
      <number:text>-</number:text>
      <number:number number:decimal-places="0" number:min-decimal-places="0" number:min-integer-digits="0">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6P2">
      <number:text> </number:text>
      <number:fill-character> </number:fill-character>
      <number:text>-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 </number:text>
      <number:fill-character> </number:fill-character>
      <number:text>(</number:text>
      <number:number number:decimal-places="2" number:min-decimal-places="2" number:min-integer-digits="1" number:grouping="true"/>
      <number:text>)</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day-of-week/>
      <number:text>, </number:text>
      <number:month/>
      <number:text>/</number:text>
      <number:day/>
      <number:text>/</number:text>
      <number:year number:style="long"/>
    </number:date-style>
    <number:date-style style:name="N39P0" number:language="es" number:country="ES">
      <number:day/>
      <number:text> de </number:text>
      <number:month number:style="long" number:textual="true"/>
      <number:text> de </number:text>
      <number:year number:style="long"/>
    </number:date-style>
    <number:text-style style:name="N39">
      <number:text-content/>
      <style:map style:condition="value()&gt;=0" style:apply-style-name="N39P0"/>
    </number:text-style>
    <number:date-style style:name="N40P0">
      <number:day/>
      <number:text>-</number:text>
      <number:month/>
      <number:text>-</number:text>
      <number:year/>
    </number:date-style>
    <number:text-style style:name="N40">
      <number:text-content/>
      <style:map style:condition="value()&gt;=0" style:apply-style-name="N40P0"/>
    </number:text-style>
    <number:date-style style:name="N41">
      <number:day/>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style>
    <style:style style:name="_54_0_37__32_-_32__201_nfasis2" style:display-name="60% - Énfasis2" style:family="table-cell" style:data-style-name="N0">
      <style:table-cell-properties fo:background-color="#DA9694"/>
    </style:style>
    <style:style style:name="_54_0_37__32_-_32__201_nfasis3" style:display-name="60% - Énfasis3" style:family="table-cell" style:data-style-name="N0">
      <style:table-cell-properties fo:background-color="#C4D79B"/>
    </style:style>
    <style:style style:name="_54_0_37__32_-_32__201_nfasis4" style:display-name="60% - Énfasis4" style:family="table-cell" style:data-style-name="N0">
      <style:table-cell-properties fo:background-color="#B1A0C7"/>
    </style:style>
    <style:style style:name="_54_0_37__32_-_32__201_nfasis5" style:display-name="60% - Énfasis5" style:family="table-cell" style:data-style-name="N0">
      <style:table-cell-properties fo:background-color="#92CDDC"/>
    </style:style>
    <style:style style:name="_54_0_37__32_-_32__201_nfasis6" style:display-name="60% - Énfasis6" style:family="table-cell" style:data-style-name="N0">
      <style:table-cell-properties fo:background-color="#FABF8F"/>
    </style:style>
    <style:style style:name="Actividad" style:family="table-cell" style:data-style-name="N0">
      <style:table-cell-properties style:vertical-align="automatic" fo:wrap-option="wrap" style:repeat-content="false"/>
      <style:paragraph-properties fo:text-align="start" fo:margin-left="0cm"/>
      <style:text-properties fo:color="#404040" fo:font-size="13pt" style:font-size-asian="13pt" style:font-size-complex="13pt" fo:font-weight="bold" style:font-weight-asian="bold" style:font-weight-complex="bold"/>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ext-properties fo:font-size="14pt" style:font-size-asian="14pt" style:font-size-complex="14pt"/>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Fecha" style:family="table-cell" style:data-style-name="N40">
      <style:table-cell-properties fo:border-top="2pt solid #D9D9D9" fo:border-bottom="2pt solid #D9D9D9" fo:border-left="none" fo:border-right="none" style:vertical-align="middle" style:repeat-content="false"/>
      <style:paragraph-properties fo:text-align="center"/>
    </style:style>
    <style:style style:name="Hiperv_237_nculo" style:display-name="Hipervínculo" style:family="table-cell" style:data-style-name="N0">
      <style:text-properties fo:color="#0000FF" style:font-name="Arial" style:font-name-asian="Arial" style:font-name-complex="Arial" style:text-underline-style="solid" style:text-underline-type="single"/>
    </style:style>
    <style:style style:name="Hiperv_237_nculo_32_visitado" style:display-name="Hipervínculo visitado" style:family="table-cell" style:data-style-name="N0">
      <style:text-properties fo:color="#800080" style:text-underline-style="solid" style:text-underline-type="single"/>
    </style:style>
    <style:style style:name="Incorrecto" style:family="table-cell" style:data-style-name="N0">
      <style:table-cell-properties fo:background-color="#FFC7CE"/>
      <style:text-properties fo:color="#9C0006"/>
    </style:style>
    <style:style style:name="Inicio_32_del_32_proyecto" style:display-name="Inicio del proyecto" style:family="table-cell" style:data-style-name="N38">
      <style:table-cell-properties fo:border="thin solid #A6A6A6" style:vertical-align="middle" fo:background-color="transparent" style:repeat-content="false"/>
      <style:paragraph-properties fo:text-align="center"/>
    </style:style>
    <style:style style:name="Millares" style:family="table-cell" style:data-style-name="N37">
      <style:table-cell-properties fo:border="thin solid #A6A6A6"/>
    </style:style>
    <style:style style:name="Millares_32__91_0_93_" style:display-name="Millares [0]" style:family="table-cell" style:data-style-name="N36"/>
    <style:style style:name="Moneda" style:family="table-cell" style:data-style-name="N34"/>
    <style:style style:name="Moneda_32__91_0_93_" style:display-name="Moneda [0]" style:family="table-cell" style:data-style-name="N32"/>
    <style:style style:name="Neutral" style:family="table-cell" style:data-style-name="N0">
      <style:table-cell-properties fo:background-color="#FFEB9C"/>
      <style:text-properties fo:color="#9C5700"/>
    </style:style>
    <style:style style:name="Nombr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Porcentaje" style:family="table-cell" style:data-style-name="N13"/>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area"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595959" fo:font-size="22pt" style:font-size-asian="22pt" style:font-size-complex="22pt" fo:font-weight="bold" style:font-weight-asian="bold" style:font-weight-complex="bold"/>
    </style:style>
    <style:style style:name="T_237_tulo_32_2" style:display-name="Título 2" style:family="table-cell" style:data-style-name="N0">
      <style:table-cell-properties style:vertical-align="top"/>
      <style:text-properties fo:font-size="14pt" style:font-size-asian="14pt" style:font-size-complex="14pt"/>
    </style:style>
    <style:style style:name="T_237_tulo_32_3" style:display-name="Título 3" style:family="table-cell" style:data-style-name="N0">
      <style:table-cell-properties style:vertical-align="automatic" style:repeat-content="false"/>
      <style:paragraph-properties fo:text-align="end" fo:margin-right="0.353cm"/>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zTextoOculto"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style>
    <style:style style:name="cf2" style:family="table-cell">
      <style:table-cell-properties fo:background-color="#A6A6A6"/>
    </style:style>
    <style:style style:name="cf3" style:family="table-cell">
      <style:table-cell-properties fo:border-left="none" fo:border-right="none" fo:background-color="#8064A2"/>
    </style:style>
    <style:style style:family="graphic" style:name="Graphics"/>
    <style:default-style style:family="graphic">
      <style:graphic-properties draw:fill="solid" draw:fill-color="#4f81bd" draw:opacity="100%" draw:stroke="solid" svg:stroke-width="0.01389in" svg:stroke-color="#1c334e"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29</meta:generator>
    <dc:title/>
    <dc:description/>
    <meta:initial-creator/>
    <dc:creator/>
    <meta:creation-date>2021-12-14T20:18:50Z</meta:creation-date>
    <dc:date>2023-07-12T05:37:33Z</dc:date>
    <meta:template xlink:href="TM16400962" xlink:type="simple"/>
    <meta:user-defined meta:name="ContentTypeId">0x01010079F111ED35F8CC479449609E8A0923A6</meta:user-defined>
  </office:meta>
</office:document-meta>
</file>